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5.660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5.772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17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18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19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20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21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2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2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24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13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 fo:hyphenate="true"/>
    </style:style>
    <style:style style:name="ce14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hyphenate="true"/>
    </style:style>
    <style:style style:name="ce15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fo:hyphenate="true"/>
    </style:style>
    <style:style style:name="ce16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font-name="Arial" style:font-name-asian="Droid Sans Fallback" style:font-name-complex="Lohit Hindi" fo:hyphenate="true"/>
    </style:style>
    <style:style style:name="T2" style:family="text">
      <style:text-properties style:font-name-asian="Droid Sans Fallback" style:font-name-complex="Lohit Hindi"/>
    </style:style>
    <style:style style:name="T3" style:family="text">
      <style:text-properties style:font-name="Arial" style:font-name-asian="Droid Sans Fallback" style:font-name-complex="Lohit Hindi"/>
    </style:style>
  </office:automatic-styles>
  <office:body>
    <office:spreadsheet>
      <table:table table:name="normalize_vcf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normalize_vcf</text:p>
          </table:table-cell>
          <table:table-cell table:style-name="ce3" office:value-type="string">
            <text:p>case_normalize_vcf_01</text:p>
          </table:table-cell>
          <table:table-cell office:value-type="string">
            <text:p>To see if normalize-vcf work correctly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d_add" table:style-name="ta1">
        <table:table-column table:style-name="co4" table:default-cell-style-name="ce14"/>
        <table:table-column table:style-name="co2" table:default-cell-style-name="ce15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3" office:value-type="string">
            <text:p>Group</text:p>
          </table:table-cell>
          <table:table-cell table:style-name="ce13" office:value-type="string">
            <text:p>Case</text:p>
          </table:table-cell>
          <table:table-cell table:style-name="ce13" office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float" office:value="1" table:number-columns-spanned="1" table:number-rows-spanned="2">
            <text:p>1</text:p>
          </table:table-cell>
          <table:table-cell office:value-type="string">
            <text:p>case_bvd_add_08</text:p>
          </table:table-cell>
          <table:table-cell office:value-type="string">
            <text:p>1. To test bvd-add with real random variants. </text:p>
            <text:p>2. To test if there isn't any existing bvdb database.</text:p>
            <text:p>3. To test if database '-d' is not presented</text:p>
            <text:p>4. To test if tags '-T' is not presented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add_01</text:p>
          </table:table-cell>
          <table:table-cell office:value-type="string">
            <text:p>1. To test bvd-add with real random variants. </text:p>
            <text:p>2. To test if there isn't any existing bvdb database.</text:p>
            <text:p>3. To test if database '-d' is not presented.</text:p>
            <text:p>4. To test if tags '-T' is presented.</text:p>
          </table:table-cell>
          <table:table-cell table:number-columns-repeated="1021"/>
        </table:table-row>
        <table:table-row table:style-name="ro7">
          <table:table-cell office:value-type="float" office:value="2" table:number-columns-spanned="1" table:number-rows-spanned="6">
            <text:p>2</text:p>
          </table:table-cell>
          <table:table-cell table:style-name="ce16" office:value-type="string">
            <text:p>case_bvd_add_02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3">5. To test if tags '-T' is not presented.</text:span></text:p>
          </table:table-cell>
          <table:table-cell table:number-columns-repeated="1021"/>
        </table:table-row>
        <table:table-row table:style-name="ro7">
          <table:covered-table-cell/>
          <table:table-cell table:style-name="ce16" office:value-type="string">
            <text:p>case_bvd_add_09</text:p>
          </table:table-cell>
          <table:table-cell office:value-type="string">
            <text:p>Using data rom case_bvd_add_08</text:p>
            <text:p>1. To test bvd-add with real random variants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3">5. To test if tags '--tag' is presented.</text:span></text:p>
          </table:table-cell>
          <table:table-cell table:number-columns-repeated="1021"/>
        </table:table-row>
        <table:table-row table:style-name="ro7">
          <table:covered-table-cell/>
          <table:table-cell table:style-name="ce16" office:value-type="string">
            <text:p>case_bvd_add_10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3">5. To test if tags '-T' is not presented.</text:span></text:p>
          </table:table-cell>
          <table:table-cell table:number-columns-repeated="1021"/>
        </table:table-row>
        <table:table-row table:style-name="ro7">
          <table:covered-table-cell/>
          <table:table-cell table:style-name="ce16" office:value-type="string">
            <text:p>case_bvd_add_11</text:p>
          </table:table-cell>
          <table:table-cell office:value-type="string">
            <text:p>Using data rom case_bvd_add_01</text:p>
            <text:p>1. To test bvd-add with real random variants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3">5. To test if tags '-T' is presented.</text:span></text:p>
          </table:table-cell>
          <table:table-cell table:number-columns-repeated="1021"/>
        </table:table-row>
        <table:table-row table:style-name="ro6">
          <table:covered-table-cell/>
          <table:table-cell table:style-name="ce16" office:value-type="string">
            <text:p>case_bvd_add_16</text:p>
          </table:table-cell>
          <table:table-cell office:value-type="string">
            <text:p>Using case_bvd_add_02 as a template to test backward compatible with the old database that don't have DB_ID</text:p>
          </table:table-cell>
          <table:table-cell table:number-columns-repeated="1021"/>
        </table:table-row>
        <table:table-row table:style-name="ro2">
          <table:covered-table-cell/>
          <table:table-cell table:style-name="ce16" office:value-type="string">
            <text:p>case_bvd_add_17</text:p>
          </table:table-cell>
          <table:table-cell office:value-type="string">
            <text:p>Same as case_bvd_add_17 but has a blank line between header and content</text:p>
          </table:table-cell>
          <table:table-cell table:number-columns-repeated="1021"/>
        </table:table-row>
        <table:table-row table:style-name="ro9">
          <table:table-cell office:value-type="float" office:value="3">
            <text:p>3</text:p>
          </table:table-cell>
          <table:table-cell table:style-name="ce16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21"/>
        </table:table-row>
        <table:table-row table:style-name="ro6">
          <table:table-cell office:value-type="float" office:value="4">
            <text:p>4</text:p>
          </table:table-cell>
          <table:table-cell table:style-name="ce16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21"/>
        </table:table-row>
        <table:table-row table:style-name="ro10">
          <table:table-cell office:value-type="float" office:value="5">
            <text:p>5</text:p>
          </table:table-cell>
          <table:table-cell table:style-name="ce16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21"/>
        </table:table-row>
        <table:table-row table:style-name="ro10">
          <table:table-cell office:value-type="float" office:value="6">
            <text:p>6</text:p>
          </table:table-cell>
          <table:table-cell table:style-name="ce16" office:value-type="string">
            <text:p>case_bvd_add_06</text:p>
          </table:table-cell>
          <table:table-cell table:style-name="ce16" office:value-type="string">
            <text:p><text:span text:style-name="T2">1. To test bvd-add with real random variants. </text:span></text:p>
            <text:p><text:span text:style-name="T2">2. To test if there isn't any existing bvdb database.</text:span></text:p>
            <text:p><text:span text:style-name="T2">3. To test if database '-d' is presented</text:span></text:p>
          </table:table-cell>
          <table:table-cell table:number-columns-repeated="1021"/>
        </table:table-row>
        <table:table-row table:style-name="ro10">
          <table:table-cell office:value-type="float" office:value="7">
            <text:p>7</text:p>
          </table:table-cell>
          <table:table-cell table:style-name="ce16" office:value-type="string">
            <text:p>case_bvd_add_07</text:p>
          </table:table-cell>
          <table:table-cell office:value-type="string">
            <text:p>1. To test bvd-add with real random variants. </text:p>
            <text:p>2. To test if it has existing bvdb database.</text:p>
            <text:p>3. To test if parameter '--database' is presented</text:p>
          </table:table-cell>
          <table:table-cell table:number-columns-repeated="1021"/>
        </table:table-row>
        <table:table-row table:style-name="ro6">
          <table:table-cell office:value-type="float" office:value="8">
            <text:p>8</text:p>
          </table:table-cell>
          <table:table-cell table:style-name="ce16" office:value-type="string">
            <text:p>case_bvd_add_12</text:p>
          </table:table-cell>
          <table:table-cell office:value-type="string">
            <text:p>To handle some strange characters in GT fields, “.”. Pls note that the test data is part of real data given by Daniel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table:style-name="ce16" office:value-type="string">
            <text:p>case_bvd_add_13</text:p>
          </table:table-cell>
          <table:table-cell office:value-type="string">
            <text:p>Test if the database system, both database itself and chksum, are properly backup</text:p>
          </table:table-cell>
          <table:table-cell table:number-columns-repeated="1021"/>
        </table:table-row>
        <table:table-row table:style-name="ro2">
          <table:table-cell office:value-type="float" office:value="10" table:number-columns-spanned="1" table:number-rows-spanned="2">
            <text:p>10</text:p>
          </table:table-cell>
          <table:table-cell table:style-name="ce16" office:value-type="string">
            <text:p>case_bvd_add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table:style-name="ce16" office:value-type="string">
            <text:p>case_bvd_add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vd_get" table:style-name="ta1"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6">
          <table:table-cell table:style-name="ce2" office:value-type="float" office:value="1" table:number-columns-spanned="1" table:number-rows-spanned="3">
            <text:p>1</text:p>
          </table:table-cell>
          <table:table-cell table:style-name="ce3" office:value-type="string">
            <text:p>case_bvd_get_01</text:p>
          </table:table-cell>
          <table:table-cell office:value-type="string">
            <text:p>To test with some variants in different chromosome from real data. And also with some expected tags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3" office:value-type="string">
            <text:p>case_bvd_get_05</text:p>
          </table:table-cell>
          <table:table-cell office:value-type="string">
            <text:p>Same as case_bvd_get_01 but with parameter '-d' presented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3" office:value-type="string">
            <text:p>case_bvd_get_06</text:p>
          </table:table-cell>
          <table:table-cell office:value-type="string">
            <text:p>Same as case_bvd_get_01 but with parameter '--database' presented</text:p>
          </table:table-cell>
          <table:table-cell table:number-columns-repeated="1021"/>
        </table:table-row>
        <table:table-row table:style-name="ro8">
          <table:table-cell table:style-name="ce2" office:value-type="float" office:value="2">
            <text:p>2</text:p>
          </table:table-cell>
          <table:table-cell table:style-name="ce3" office:value-type="string">
            <text:p>case_bvd_get_02</text:p>
          </table:table-cell>
          <table:table-cell office:value-type="string">
            <text:p>To test with all possible combinations of normal excluded tags by using tags and variants generate from <text:span text:style-name="T2">case_bvd_add_04</text:span></text:p>
            <text:p/>
            <text:p>There are 3 tags in <text:span text:style-name="T2">case_bvd_add_04</text:span></text:p>
            <text:p>- colon_cancer</text:p>
            <text:p>- lung_cancer</text:p>
            <text:p>- prostate_cancer</text:p>
            <text:p/>
            <text:p>So it has 16 possible normal combinations</text:p>
            <text:p>1. &lt;no excluded tags&gt;</text:p>
            <text:p>2. colon_cancer</text:p>
            <text:p>3. colon_cancer,lung_cancer</text:p>
            <text:p>4. colon_cancer,lung_cancer,prostate_cancer</text:p>
            <text:p>5. colon_cancer,prostate_cancer</text:p>
            <text:p>6. colon_cancer,prostate_cancer,lung_cancer</text:p>
            <text:p>7. lung_cancer</text:p>
            <text:p>8. lung_cancer,colon_cancer</text:p>
            <text:p>9. lung_cancer,colon_cancer,prostate_cancer</text:p>
            <text:p>10. lung_cancer,prostate_cancer</text:p>
            <text:p>11. lung_cancer,prostate_cancer,colon_cancer</text:p>
            <text:p>12. prostate_cancer</text:p>
            <text:p>13. prostate_cancer,colon_cancer</text:p>
            <text:p>14. prostate_cancer,colon_cancer,lung_cancer</text:p>
            <text:p>15. prostate_cancer,lung_cancer</text:p>
            <text:p>16. prostate_cancer,lung_cancer,colon_cancer</text:p>
            <text:p/>
            <text:p>This testcase consist of 16 sub testcases. Each represent one combination above.</text:p>
            <text:p/>
            <text:p>Side note : Those 16 combinations can be reduced to 8 actual combinations</text:p>
            <text:p>a. &lt;no excluded tags&gt;</text:p>
            <text:p>b. colon_cancer</text:p>
            <text:p>c. colon_cancer,lung_cancer</text:p>
            <text:p>d. colon_cancer,lung_cancer,prostate_cancer</text:p>
            <text:p>e. colon_cancer,prostate_cancer</text:p>
            <text:p>f. lung_cancer</text:p>
            <text:p>g. lung_cancer,prostate_cancer</text:p>
            <text:p>h. prostate_cancer</text:p>
          </table:table-cell>
          <table:table-cell table:number-columns-repeated="1021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string">
            <text:p>case_bvd_get_03</text:p>
          </table:table-cell>
          <table:table-cell office:value-type="string">
            <text:p>This is the extension from <text:span text:style-name="T2">case_bvd_get_02</text:span>. The purpose is to test with a weird excluded-tags combination.</text:p>
            <text:p>Only one case so far: lung_cancer,colon_cancer,lung_cancer</text:p>
            <text:p>Data here are from case_bvd_add_04</text:p>
          </table:table-cell>
          <table:table-cell table:number-columns-repeated="1021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" office:value-type="string">
            <text:p>case_bvd_get_04</text:p>
          </table:table-cell>
          <table:table-cell office:value-type="string">
            <text:p>This is the extension from <text:span text:style-name="T2">case_bvd_get_02</text:span>. The purpose is to test with two tags, one tag that exist in database and another not exist.</text:p>
            <text:p>Only one case so far: lung_cancer,breast_cancer</text:p>
            <text:p>Data here are from case_bvd_add_04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d_merge" table:style-name="ta1">
        <table:table-column table:style-name="co4" table:default-cell-style-name="ce18"/>
        <table:table-column table:style-name="co2" table:default-cell-style-name="ce20"/>
        <table:table-column table:style-name="co3" table:default-cell-style-name="ce20"/>
        <table:table-column table:style-name="co4" table:number-columns-repeated="1021" table:default-cell-style-name="ce20"/>
        <table:table-row table:style-name="ro1">
          <table:table-cell table:style-name="ce17" office:value-type="string">
            <text:p>Group</text:p>
          </table:table-cell>
          <table:table-cell table:style-name="ce17" office:value-type="string">
            <text:p>Case</text:p>
          </table:table-cell>
          <table:table-cell table:style-name="ce17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table:style-name="ce19" office:value-type="string">
            <text:p>case_bvd_merge_01</text:p>
          </table:table-cell>
          <table:table-cell office:value-type="string">
            <text:p>To test if one of the two given databases does not exist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table:style-name="ce19" office:value-type="string">
            <text:p>case_bvd_merge_02</text:p>
          </table:table-cell>
          <table:table-cell office:value-type="string">
            <text:p>To test if the one of the input databases doesn't have the database file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table:style-name="ce19" office:value-type="string">
            <text:p>case_bvd_merge_03</text:p>
          </table:table-cell>
          <table:table-cell office:value-type="string">
            <text:p>To test if the one of the input databases doesn't have the chksum file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table:style-name="ce19" office:value-type="string">
            <text:p>case_bvd_merge_04</text:p>
          </table:table-cell>
          <table:table-cell office:value-type="string">
            <text:p>To test function 'validate_bvdb' from command line with the database without database file</text:p>
          </table:table-cell>
          <table:table-cell table:number-columns-repeated="1021"/>
        </table:table-row>
        <table:table-row table:style-name="ro10">
          <table:table-cell office:value-type="float" office:value="5" table:number-columns-spanned="1" table:number-rows-spanned="4">
            <text:p>5</text:p>
          </table:table-cell>
          <table:table-cell table:style-name="ce19" office:value-type="string">
            <text:p>case_bvd_merge_05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10">
          <table:covered-table-cell/>
          <table:table-cell table:style-name="ce19" office:value-type="string">
            <text:p>case_bvd_merge_06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10">
          <table:covered-table-cell/>
          <table:table-cell table:style-name="ce19" office:value-type="string">
            <text:p>case_bvd_merge_07</text:p>
          </table:table-cell>
          <table:table-cell office:value-type="string">
            <text:p>To test if</text:p>
            <text:p>1. Local database does not exist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10">
          <table:covered-table-cell/>
          <table:table-cell table:style-name="ce19" office:value-type="string">
            <text:p>case_bvd_merge_09</text:p>
          </table:table-cell>
          <table:table-cell office:value-type="string">
            <text:p>To test if</text:p>
            <text:p>1. Local database exist with location from '-d' parameter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9">
          <table:table-cell office:value-type="float" office:value="6" table:number-columns-spanned="1" table:number-rows-spanned="4">
            <text:p>6</text:p>
          </table:table-cell>
          <table:table-cell office:value-type="string">
            <text:p>case_bvd_merge_08</text:p>
          </table:table-cell>
          <table:table-cell table:style-name="ce19" office:value-type="string">
            <text:p>To test with some variants in different chromosome from real data in. And also with some expected tags. With following conditions</text:p>
            <text:p>1. 2 vcf files in default local database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9">
          <table:covered-table-cell/>
          <table:table-cell office:value-type="string">
            <text:p>case_bvd_merge_10</text:p>
          </table:table-cell>
          <table:table-cell table:style-name="ce19" office:value-type="string">
            <text:p>To test with some variants in different chromosome from real data in. And also with some expected tags. With following conditions</text:p>
            <text:p>1. 2 vcf files in local database specified by parameter '-d'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merge_11</text:p>
          </table:table-cell>
          <table:table-cell table:style-name="ce19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default local database.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merge_12</text:p>
          </table:table-cell>
          <table:table-cell table:style-name="ce19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local database specified by parameter '-d'.</text:p>
          </table:table-cell>
          <table:table-cell table:number-columns-repeated="1021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case_bvd_merge_13</text:p>
          </table:table-cell>
          <table:table-cell office:value-type="string">
            <text:p>To compare the result of bvd-add and bvd-merge with 5 real vcf files with expect tags. In bvd-merge, it'll merge the data from 5 databases, including the local one.</text:p>
          </table:table-cell>
          <table:table-cell table:number-columns-repeated="1021"/>
        </table:table-row>
        <table:table-row table:style-name="ro2">
          <table:table-cell office:value-type="float" office:value="8" table:number-columns-spanned="1" table:number-rows-spanned="2">
            <text:p>8</text:p>
          </table:table-cell>
          <table:table-cell office:value-type="string">
            <text:p>case_bvd_merge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merge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_bvd_merge_16</text:p>
          </table:table-cell>
          <table:table-cell office:value-type="string">
            <text:p>To test if the database is properly backup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ormance" table:style-name="ta1">
        <table:table-column table:style-name="co4" table:default-cell-style-name="ce22"/>
        <table:table-column table:style-name="co2" table:default-cell-style-name="ce24"/>
        <table:table-column table:style-name="co3" table:default-cell-style-name="ce24"/>
        <table:table-column table:style-name="co4" table:number-columns-repeated="1021" table:default-cell-style-name="ce24"/>
        <table:table-row table:style-name="ro1">
          <table:table-cell table:style-name="ce21" office:value-type="string">
            <text:p>Group</text:p>
          </table:table-cell>
          <table:table-cell table:style-name="ce21" office:value-type="string">
            <text:p>Case</text:p>
          </table:table-cell>
          <table:table-cell table:style-name="ce2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23" office:value-type="string">
            <text:p>case_performance_01</text:p>
          </table:table-cell>
          <table:table-cell office:value-type="string">
            <text:p>To see how well bvd-add be able to add variants from 200 real vcf files.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23" office:value-type="string">
            <text:p>case_performance_02</text:p>
          </table:table-cell>
          <table:table-cell office:value-type="string">
            <text:p>To see if Bvd-add can handle large DB, 256M variants</text:p>
          </table:table-cell>
          <table:table-cell table:number-columns-repeated="1021"/>
        </table:table-row>
        <table:table-row table:style-name="ro6">
          <table:table-cell office:value-type="string">
            <text:p>Bvd-add</text:p>
          </table:table-cell>
          <table:table-cell table:style-name="ce23" office:value-type="string">
            <text:p>case_performance_03</text:p>
          </table:table-cell>
          <table:table-cell office:value-type="string">
            <text:p>To see if Bvd-add can handel DB with expected number of tags, 100K variants with 1K tags</text:p>
          </table:table-cell>
          <table:table-cell table:number-columns-repeated="1021"/>
        </table:table-row>
        <table:table-row table:style-name="ro6">
          <table:table-cell office:value-type="string">
            <text:p>Bvd-get</text:p>
          </table:table-cell>
          <table:table-cell table:style-name="ce23" office:value-type="string">
            <text:p>case_performance_04</text:p>
          </table:table-cell>
          <table:table-cell office:value-type="string">
            <text:p>To see if Bvd-get can handel DB with expected number of tags, 100K variants with 1K tags, number of excluded tags = 100</text:p>
          </table:table-cell>
          <table:table-cell table:number-columns-repeated="1021"/>
        </table:table-row>
        <table:table-row table:style-name="ro6">
          <table:table-cell office:value-type="string">
            <text:p>Bvd-get</text:p>
          </table:table-cell>
          <table:table-cell table:style-name="ce23" office:value-type="string">
            <text:p>case_performance_05</text:p>
          </table:table-cell>
          <table:table-cell office:value-type="string">
            <text:p>same as case_performance_04 but more extreme, number of excluded tags = 999 and not sorted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ada </meta:initial-creator>
    <meta:creation-date>2012-02-17T11:57:09</meta:creation-date>
    <meta:generator>LibreOffice/3.5$Linux_x86 LibreOffice_project/350m1$Build-2</meta:generator>
    <dc:date>2012-07-03T12:20:52</dc:date>
    <dc:creator>jessada </dc:creator>
    <meta:editing-duration>P1DT9H58M47S</meta:editing-duration>
    <meta:editing-cycles>24</meta:editing-cycles>
    <meta:document-statistic meta:table-count="5" meta:cell-count="134" meta:object-count="0"/>
  </office:meta>
</office:document-meta>
</file>